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fc3" officeooo:paragraph-rsid="000adf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se.iitkgp.ac.in/~abhij/course/theory/FLAT/Spring22/" text:style-name="Internet_20_link" text:visited-style-name="Visited_20_Internet_20_Link">https://cse.iitkgp.ac.in/~abhij/course/theory/FLAT/Spring22/</text:a></text:p>
      <text:p text:style-name="Standard"><text:a xlink:type="simple" xlink:href="https://cse.iitkgp.ac.in/~wbcm/cgi-bin/wbcm/common/go.cgi" text:style-name="Internet_20_link" text:visited-style-name="Visited_20_Internet_20_Link">https://cse.iitkgp.ac.in/~wbcm/cgi-bin/wbcm/common/go.cgi</text:a></text:p>
      <text:p text:style-name="Standard"><text:a xlink:type="simple" xlink:href="https://cse.iitkgp.ac.in/~wbcm/cgi-bin/wbcm/common/go.cgi" text:style-name="Internet_20_link" text:visited-style-name="Visited_20_Internet_20_Link">https://cse.iitkgp.ac.in/~wbcm/cgi-bin/wbcm/common/go.cgi</text:a></text:p>
      <text:p text:style-name="Standard"><text:a xlink:type="simple" xlink:href="http://cse.iitkgp.ac.in/~sourangshu/coursefiles/cs20202_2022s.html" text:style-name="Internet_20_link" text:visited-style-name="Visited_20_Internet_20_Link">http://cse.iitkgp.ac.in/~sourangshu/coursefiles/cs20202_2022s.html</text:a></text:p>
      <text:p text:style-name="Standard"><text:a xlink:type="simple" xlink:href="https://cse.iitkgp.ac.in/~abhij/course/lab/SPL/Spring22/" text:style-name="Internet_20_link" text:visited-style-name="Visited_20_Internet_20_Link">https://cse.iitkgp.ac.in/~abhij/course/lab/SPL/Spring22/</text:a></text:p>
      <text:p text:style-name="Standard"/>
      <text:p text:style-name="Standard"/>
      <text:p text:style-name="P1">PREVIOUS COURSE PAGES</text:p>
      <text:p text:style-name="P1">FLAT</text:p>
      <text:p text:style-name="P1"><text:a xlink:type="simple" xlink:href="https://cse.iitkgp.ac.in/~abhij/course/theory/FLAT/Spring21/" text:style-name="Internet_20_link" text:visited-style-name="Visited_20_Internet_20_Link">https://cse.iitkgp.ac.in/~abhij/course/theory/FLAT/Spring21/</text:a></text:p>
      <text:p text:style-name="P1"><text:a xlink:type="simple" xlink:href="https://cse.iitkgp.ac.in/~abhij/course/theory/FLAT/Spring20/" text:style-name="Internet_20_link" text:visited-style-name="Visited_20_Internet_20_Link">https://cse.iitkgp.ac.in/~abhij/course/theory/FLAT/Spring20/</text:a></text:p>
      <text:p text:style-name="P1"><text:a xlink:type="simple" xlink:href="https://cse.iitkgp.ac.in/~abhij/course/theory/FLAT/Spring13/" text:style-name="Internet_20_link" text:visited-style-name="Visited_20_Internet_20_Link">https://cse.iitkgp.ac.in/~abhij/course/theory/FLAT/Spring13/</text:a></text:p>
      <text:p text:style-name="P1"><text:a xlink:type="simple" xlink:href="https://cse.iitkgp.ac.in/~abhij/course/theory/FLAT/Spring12/" text:style-name="Internet_20_link" text:visited-style-name="Visited_20_Internet_20_Link">https://cse.iitkgp.ac.in/~abhij/course/theory/FLAT/Spring12/</text:a></text:p>
      <text:p text:style-name="P1"><text:a xlink:type="simple" xlink:href="https://cse.iitkgp.ac.in/~abhij/IITK/course/MTH222/SS02/" text:style-name="Internet_20_link" text:visited-style-name="Visited_20_Internet_20_Link">https://cse.iitkgp.ac.in/~abhij/IITK/course/MTH222/SS02/</text:a></text:p>
      <text:p text:style-name="P1"/>
      <text:p text:style-name="P1"/>
      <text:p text:style-name="P1"/>
      <text:p text:style-name="P1"/>
      <text:p text:style-name="P1">IIT DELHI,BOMBAY COURSE WEBPAGES</text:p>
      <text:p text:style-name="P1"/>
      <text:p text:style-name="P1"/>
      <text:p text:style-name="P1"/>
      <text:p text:style-name="P1">MIT COURSE WEBPAGES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8:39:41.649986921</meta:creation-date>
    <dc:date>2022-01-14T18:44:36.468597464</dc:date>
    <meta:editing-duration>PT4M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1" meta:character-count="668" meta:non-whitespace-character-count="661"/>
  </office:meta>
</office:document-meta>
</file>